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2dda6f" officeooo:paragraph-rsid="002dda6f" style:font-style-asian="italic" style:font-style-complex="italic"/>
    </style:style>
    <style:style style:name="P2" style:family="paragraph" style:parent-style-name="Standard">
      <style:text-properties officeooo:rsid="00313d30" officeooo:paragraph-rsid="00313d30"/>
    </style:style>
    <style:style style:name="P3" style:family="paragraph" style:parent-style-name="Standard">
      <style:text-properties officeooo:rsid="0026da40" officeooo:paragraph-rsid="00490027"/>
    </style:style>
    <style:style style:name="P4" style:family="paragraph" style:parent-style-name="Standard">
      <style:text-properties officeooo:rsid="00344279" officeooo:paragraph-rsid="002d476a"/>
    </style:style>
    <style:style style:name="P5" style:family="paragraph" style:parent-style-name="Text_20_body">
      <style:text-properties officeooo:rsid="0035f100" officeooo:paragraph-rsid="0035f100"/>
    </style:style>
    <style:style style:name="P6" style:family="paragraph" style:parent-style-name="Heading_20_2">
      <style:text-properties officeooo:rsid="002d63d8" officeooo:paragraph-rsid="002d63d8"/>
    </style:style>
    <style:style style:name="P7" style:family="paragraph" style:parent-style-name="Text_20_body" style:list-style-name="L2">
      <style:text-properties fo:font-style="normal" officeooo:rsid="0036b065" officeooo:paragraph-rsid="00441dde" style:font-style-asian="normal" style:font-style-complex="normal"/>
    </style:style>
    <style:style style:name="P8" style:family="paragraph" style:parent-style-name="Text_20_body" style:list-style-name="L2">
      <style:text-properties fo:font-style="normal" officeooo:rsid="00441dde" officeooo:paragraph-rsid="00441dde" style:font-style-asian="normal" style:font-style-complex="normal"/>
    </style:style>
    <style:style style:name="P9" style:family="paragraph" style:parent-style-name="Text_20_body" style:list-style-name="L2">
      <style:text-properties officeooo:rsid="0035f100" officeooo:paragraph-rsid="00441dde"/>
    </style:style>
    <style:style style:name="P10" style:family="paragraph" style:parent-style-name="Text_20_body" style:list-style-name="L2">
      <style:text-properties officeooo:rsid="00369612" officeooo:paragraph-rsid="00369612"/>
    </style:style>
    <style:style style:name="P11" style:family="paragraph" style:parent-style-name="Standard" style:list-style-name="L1">
      <style:text-properties officeooo:paragraph-rsid="004de955"/>
    </style:style>
    <style:style style:name="P12" style:family="paragraph" style:parent-style-name="Standard" style:list-style-name="L1">
      <style:text-properties officeooo:rsid="002a6d32" officeooo:paragraph-rsid="00490027"/>
    </style:style>
    <style:style style:name="P13" style:family="paragraph" style:parent-style-name="Standard" style:list-style-name="L1">
      <style:text-properties officeooo:rsid="00320a06" officeooo:paragraph-rsid="00490027"/>
    </style:style>
    <style:style style:name="P14" style:family="paragraph" style:parent-style-name="Standard" style:list-style-name="L1">
      <style:text-properties officeooo:rsid="0029ca97" officeooo:paragraph-rsid="00490027"/>
    </style:style>
    <style:style style:name="P15" style:family="paragraph" style:parent-style-name="Standard" style:list-style-name="L3">
      <style:text-properties officeooo:rsid="002a8126" officeooo:paragraph-rsid="0040661f"/>
    </style:style>
    <style:style style:name="P16" style:family="paragraph" style:parent-style-name="Standard" style:list-style-name="L3">
      <style:text-properties fo:font-style="normal" officeooo:rsid="003a0890" officeooo:paragraph-rsid="003f1003" style:font-style-asian="normal" style:font-style-complex="normal"/>
    </style:style>
    <style:style style:name="P17" style:family="paragraph" style:parent-style-name="Standard" style:list-style-name="L3">
      <style:text-properties officeooo:rsid="004f6cfd" officeooo:paragraph-rsid="004f6cfd"/>
    </style:style>
    <style:style style:name="T1" style:family="text">
      <style:text-properties officeooo:rsid="002a459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41dde" style:font-style-asian="italic" style:font-style-complex="italic"/>
    </style:style>
    <style:style style:name="T4" style:family="text">
      <style:text-properties fo:font-style="normal" officeooo:rsid="002a8126" style:font-style-asian="normal" style:font-style-complex="normal"/>
    </style:style>
    <style:style style:name="T5" style:family="text">
      <style:text-properties fo:font-style="normal" officeooo:rsid="003fde85" style:font-style-asian="normal" style:font-style-complex="normal"/>
    </style:style>
    <style:style style:name="T6" style:family="text">
      <style:text-properties fo:font-style="normal" officeooo:rsid="00451d65" style:font-style-asian="normal" style:font-style-complex="normal"/>
    </style:style>
    <style:style style:name="T7" style:family="text">
      <style:text-properties fo:font-style="normal" officeooo:rsid="004de955" style:font-style-asian="normal" style:font-style-complex="normal"/>
    </style:style>
    <style:style style:name="T8" style:family="text">
      <style:text-properties officeooo:rsid="003f1003"/>
    </style:style>
    <style:style style:name="T9" style:family="text">
      <style:text-properties officeooo:rsid="00441dde"/>
    </style:style>
    <style:style style:name="T10" style:family="text">
      <style:text-properties officeooo:rsid="0029ca97"/>
    </style:style>
    <style:style style:name="T11" style:family="text">
      <style:text-properties officeooo:rsid="00320a06"/>
    </style:style>
    <style:style style:name="T12" style:family="text">
      <style:text-properties officeooo:rsid="0033e437"/>
    </style:style>
    <style:style style:name="T13" style:family="text">
      <style:text-properties officeooo:rsid="00346411"/>
    </style:style>
    <style:style style:name="T14" style:family="text">
      <style:text-properties officeooo:rsid="00490027"/>
    </style:style>
    <style:style style:name="T15" style:family="text">
      <style:text-properties officeooo:rsid="004b392a"/>
    </style:style>
    <style:style style:name="T16" style:family="text">
      <style:text-properties officeooo:rsid="004d1f87"/>
    </style:style>
    <style:style style:name="T17" style:family="text">
      <style:text-properties officeooo:rsid="004de9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6">8</text:span> : <text:span text:style-name="T1">Recherche DSL</text:span></text:h>
      <text:p text:style-name="Standard"/>
      <text:p text:style-name="P2">Il est conseillé d’installer Kibana pour profiter de sa Dev Console et donc effectuer les requêtes plus facilement </text:p>
      <text:h text:style-name="P6" text:outline-level="2"><text:span text:style-name="T16">8</text:span>.1 Requêtes DSL</text:h>
      <text:p text:style-name="P4"/>
      <text:p text:style-name="P3">Effectuer <text:span text:style-name="T10">l</text:span>es <text:span text:style-name="T14">requêtes DSL suivantes sur l’index des accès Apache</text:span>:</text:p>
      <text:list xml:id="list2751623602" text:style-name="L1">
        <text:list-item>
          <text:p text:style-name="P12">Documents <text:span text:style-name="T11">dont le code retour est 404</text:span></text:p>
        </text:list-item>
        <text:list-item>
          <text:p text:style-name="P13">Documents dont le code retour est différent de 200</text:p>
        </text:list-item>
        <text:list-item>
          <text:p text:style-name="P13">Documents dont le code retour est différent de 200 et le verb POST</text:p>
        </text:list-item>
        <text:list-item>
          <text:p text:style-name="P14">Documents <text:span text:style-name="T12">dont la taille est supérieure à 200.000 octets</text:span></text:p>
        </text:list-item>
        <text:list-item>
          <text:p text:style-name="P12">Document<text:span text:style-name="T17">s</text:span> dont le <text:span text:style-name="T13">timestamp est compris entre 2 dates</text:span></text:p>
        </text:list-item>
        <text:list-item>
          <text:p text:style-name="P11"><text:span text:style-name="T17">Documents dont le champ message contient les mots clés « devops agile »</text:span></text:p>
        </text:list-item>
      </text:list>
      <text:list xml:id="list334022704" text:style-name="L3">
        <text:list-item>
          <text:p text:style-name="P17">Autoriser les fautes de typo en recherchant les documents dont le champ message contient « devaps »</text:p>
          <text:p text:style-name="P15"/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11-15T14:44:51.573956110</dc:date>
    <meta:editing-duration>P1DT17H4M8S</meta:editing-duration>
    <meta:editing-cycles>66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121" meta:character-count="657" meta:non-whitespace-character-count="555"/>
  </office:meta>
</office:document-meta>
</file>